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0.2cm" table:align="margins"/>
    </style:style>
    <style:style style:name="Tabelle1.A" style:family="table-column">
      <style:table-column-properties style:column-width="6.731cm" style:rel-column-width="21837*"/>
    </style:style>
    <style:style style:name="Tabelle1.B" style:family="table-column">
      <style:table-column-properties style:column-width="2.058cm" style:rel-column-width="6678*"/>
    </style:style>
    <style:style style:name="Tabelle1.C" style:family="table-column">
      <style:table-column-properties style:column-width="2.646cm" style:rel-column-width="8583*"/>
    </style:style>
    <style:style style:name="Tabelle1.D" style:family="table-column">
      <style:table-column-properties style:column-width="2.028cm" style:rel-column-width="6580*"/>
    </style:style>
    <style:style style:name="Tabelle1.E" style:family="table-column">
      <style:table-column-properties style:column-width="2.351cm" style:rel-column-width="7628*"/>
    </style:style>
    <style:style style:name="Tabelle1.F" style:family="table-column">
      <style:table-column-properties style:column-width="2.193cm" style:rel-column-width="7113*"/>
    </style:style>
    <style:style style:name="Tabelle1.G" style:family="table-column">
      <style:table-column-properties style:column-width="2.193cm" style:rel-column-width="7116*"/>
    </style:style>
    <style:style style:name="Tabelle1.A1" style:family="table-cell">
      <style:table-cell-properties fo:padding="0.097cm" fo:border-left="0.002cm solid #000000" fo:border-right="none" fo:border-top="0.035cm solid #000000" fo:border-bottom="0.035cm solid #000000"/>
    </style:style>
    <style:style style:name="Tabelle1.C1" style:family="table-cell">
      <style:table-cell-properties fo:padding="0.097cm" fo:border-left="none" fo:border-right="none" fo:border-top="0.035cm solid #000000" fo:border-bottom="0.035cm solid #000000"/>
    </style:style>
    <style:style style:name="Tabelle1.G1" style:family="table-cell">
      <style:table-cell-properties fo:padding="0.097cm" fo:border-left="none" fo:border-right="0.002cm solid #000000" fo:border-top="0.035cm solid #000000" fo:border-bottom="0.035cm solid #000000"/>
    </style:style>
    <style:style style:name="Tabelle1.A2" style:family="table-cell">
      <style:table-cell-properties fo:padding="0.097cm" fo:border-left="0.002cm solid #000000" fo:border-right="none" fo:border-top="none" fo:border-bottom="0.035cm solid #000000"/>
    </style:style>
    <style:style style:name="Tabelle1.E2" style:family="table-cell">
      <style:table-cell-properties fo:padding="0.097cm" fo:border-left="0.002cm solid #000000" fo:border-right="0.002cm solid #000000" fo:border-top="none" fo:border-bottom="0.035cm solid #000000"/>
    </style:style>
    <style:style style:name="P1" style:family="paragraph" style:parent-style-name="Standard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3" style:family="paragraph" style:parent-style-name="Table_20_Contents"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16"/>Acceptability Scale of <text:s text:c="45"/>Made on day: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>
          <table:table-cell table:style-name="Tabelle1.A1" office:value-type="string">
            <text:p text:style-name="P3">Preference</text:p>
          </table:table-cell>
          <table:table-cell table:style-name="Tabelle1.A1" office:value-type="string">
            <text:p text:style-name="P3">Good</text:p>
          </table:table-cell>
          <table:table-cell table:style-name="Tabelle1.C1" office:value-type="string">
            <text:p text:style-name="P5">Neutral</text:p>
          </table:table-cell>
          <table:table-cell table:style-name="Tabelle1.C1" office:value-type="string">
            <text:p text:style-name="P4">Bad</text:p>
          </table:table-cell>
          <table:table-cell table:style-name="Tabelle1.A1" office:value-type="string">
            <text:p text:style-name="P3">Never</text:p>
          </table:table-cell>
          <table:table-cell table:style-name="Tabelle1.C1" office:value-type="string">
            <text:p text:style-name="P5">Depends</text:p>
          </table:table-cell>
          <table:table-cell table:style-name="Tabelle1.G1" office:value-type="string">
            <text:p text:style-name="P4">Ever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3" office:value-type="string">
            <text:p text:style-name="P6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6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3" office:value-type="string">
            <text:p text:style-name="P6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6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3" office:value-type="string">
            <text:p text:style-name="P6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6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3" office:value-type="string">
            <text:p text:style-name="P6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6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3" office:value-type="string">
            <text:p text:style-name="P6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6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3" office:value-type="string">
            <text:p text:style-name="P6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6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3" office:value-type="string">
            <text:p text:style-name="P6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6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3" office:value-type="string">
            <text:p text:style-name="P6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6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3" office:value-type="string">
            <text:p text:style-name="P6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6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3" office:value-type="string">
            <text:p text:style-name="P6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6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3" office:value-type="string">
            <text:p text:style-name="P6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6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3" office:value-type="string">
            <text:p text:style-name="P6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6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3" office:value-type="string">
            <text:p text:style-name="P6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6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3" office:value-type="string">
            <text:p text:style-name="P6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6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3" office:value-type="string">
            <text:p text:style-name="P6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6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3" office:value-type="string">
            <text:p text:style-name="P6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6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3" office:value-type="string">
            <text:p text:style-name="P6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6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3" office:value-type="string">
            <text:p text:style-name="P6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6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3" office:value-type="string">
            <text:p text:style-name="P6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6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3" office:value-type="string">
            <text:p text:style-name="P6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6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3" office:value-type="string">
            <text:p text:style-name="P6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6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3" office:value-type="string">
            <text:p text:style-name="P6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6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3" office:value-type="string">
            <text:p text:style-name="P6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6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3" office:value-type="string">
            <text:p text:style-name="P6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6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3" office:value-type="string">
            <text:p text:style-name="P6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6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3" office:value-type="string">
            <text:p text:style-name="P6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6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3" office:value-type="string">
            <text:p text:style-name="P6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6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3" office:value-type="string">
            <text:p text:style-name="P6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6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3" office:value-type="string">
            <text:p text:style-name="P6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6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3" office:value-type="string">
            <text:p text:style-name="P6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6">|----------------------------------|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/>
          </table:table-cell>
          <table:table-cell table:style-name="Tabelle1.A2" table:number-columns-spanned="3" office:value-type="string">
            <text:p text:style-name="P6">|----------------------------------|</text:p>
          </table:table-cell>
          <table:covered-table-cell/>
          <table:covered-table-cell/>
          <table:table-cell table:style-name="Tabelle1.E2" table:number-columns-spanned="3" office:value-type="string">
            <text:p text:style-name="P6">|----------------------------------|</text:p>
          </table:table-cell>
          <table:covered-table-cell/>
          <table:covered-table-cell/>
        </table:table-row>
      </table:table>
      <text:p text:style-name="P2">Idea by Libertas Ma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cm" fo:margin-bottom="0.4cm" fo:margin-left="0.4cm" fo:margin-right="0.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7-01T07:34:10.33</meta:creation-date>
    <meta:editing-duration>PT13M54S</meta:editing-duration>
    <meta:editing-cycles>15</meta:editing-cycles>
    <meta:generator>OpenOffice/4.1.13$Win32 OpenOffice.org_project/4113m1$Build-9810</meta:generator>
    <dc:date>2022-11-05T12:26:22.06</dc:date>
    <meta:document-statistic meta:table-count="1" meta:image-count="0" meta:object-count="0" meta:page-count="1" meta:paragraph-count="71" meta:word-count="141" meta:character-count="2390"/>
  </office:meta>
</office:document-meta>
</file>